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90000000322848A9337E822C5A8.png" manifest:media-type="image/png"/>
  <manifest:file-entry manifest:full-path="Pictures/10000201000005DC000005DC34EE9E0F9F99A692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Sans" officeooo:rsid="001d2ffb" officeooo:paragraph-rsid="001d2ffb"/>
    </style:style>
    <style:style style:name="P2" style:family="paragraph" style:parent-style-name="Standard">
      <style:text-properties style:font-name="FreeSans" fo:font-size="16pt" fo:font-weight="bold" officeooo:rsid="001d2ffb" officeooo:paragraph-rsid="001d2ffb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1f781a" officeooo:paragraph-rsid="001f781a" style:font-weight-asian="bold" style:font-weight-complex="bold"/>
    </style:style>
    <style:style style:name="P4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23c8d5" officeooo:paragraph-rsid="0023c8d5" style:font-weight-asian="bold" style:font-weight-complex="bold"/>
    </style:style>
    <style:style style:name="P5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2fe437" officeooo:paragraph-rsid="002fe437" style:font-weight-asian="bold" style:font-weight-complex="bold"/>
    </style:style>
    <style:style style:name="P6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341f7a" officeooo:paragraph-rsid="00341f7a" style:font-weight-asian="bold" style:font-weight-complex="bold"/>
    </style:style>
    <style:style style:name="P7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370241" officeooo:paragraph-rsid="00370241" style:font-weight-asian="bold" style:font-weight-complex="bold"/>
    </style:style>
    <style:style style:name="P8" style:family="paragraph" style:parent-style-name="Standard" style:list-style-name="L1">
      <style:paragraph-properties fo:margin-top="0.101cm" fo:margin-bottom="0.101cm" style:contextual-spacing="false"/>
      <style:text-properties style:font-name="FreeSans" officeooo:rsid="001f781a" officeooo:paragraph-rsid="001f781a"/>
    </style:style>
    <style:style style:name="P9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be429" officeooo:paragraph-rsid="002be429" style:font-size-asian="11pt" style:font-size-complex="11pt"/>
    </style:style>
    <style:style style:name="P10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1f781a" officeooo:paragraph-rsid="001f781a" style:font-size-asian="11pt" style:font-size-complex="11pt"/>
    </style:style>
    <style:style style:name="P11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1f781a" officeooo:paragraph-rsid="00584140" style:font-size-asian="11pt" style:font-size-complex="11pt"/>
    </style:style>
    <style:style style:name="P12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08b95" officeooo:paragraph-rsid="00584140" style:font-size-asian="11pt" style:font-size-complex="11pt"/>
    </style:style>
    <style:style style:name="P13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08b95" officeooo:paragraph-rsid="00208b95" style:font-size-asian="11pt" style:font-size-complex="11pt"/>
    </style:style>
    <style:style style:name="P14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165a1" officeooo:paragraph-rsid="002165a1" style:font-size-asian="11pt" style:font-size-complex="11pt"/>
    </style:style>
    <style:style style:name="P15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52a397" officeooo:paragraph-rsid="0052a397" style:font-size-asian="11pt" style:font-size-complex="11pt"/>
    </style:style>
    <style:style style:name="P16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3c8d5" officeooo:paragraph-rsid="0023c8d5" style:font-size-asian="11pt" style:font-size-complex="11pt"/>
    </style:style>
    <style:style style:name="P17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676525" officeooo:paragraph-rsid="00676525" style:font-size-asian="11pt" style:font-size-complex="11pt"/>
    </style:style>
    <style:style style:name="P18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67ef52" officeooo:paragraph-rsid="0067ef52" style:font-size-asian="11pt" style:font-size-complex="11pt"/>
    </style:style>
    <style:style style:name="P19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6ab858" officeooo:paragraph-rsid="006ab858" style:font-size-asian="11pt" style:font-size-complex="11pt"/>
    </style:style>
    <style:style style:name="P20" style:family="paragraph" style:parent-style-name="Standard" style:list-style-name="L1">
      <style:paragraph-properties fo:margin-top="0.101cm" fo:margin-bottom="0.101cm" style:contextual-spacing="false"/>
      <style:text-properties style:font-name="FreeSans" officeooo:rsid="0023c8d5" officeooo:paragraph-rsid="0023c8d5"/>
    </style:style>
    <style:style style:name="P21" style:family="paragraph" style:parent-style-name="Standard" style:list-style-name="L1">
      <style:paragraph-properties fo:margin-top="0.101cm" fo:margin-bottom="0.101cm" style:contextual-spacing="false"/>
      <style:text-properties style:font-name="FreeSans" officeooo:rsid="002fe437" officeooo:paragraph-rsid="002fe437"/>
    </style:style>
    <style:style style:name="P22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32af0b" officeooo:paragraph-rsid="0032af0b" style:font-weight-asian="normal" style:font-weight-complex="normal"/>
    </style:style>
    <style:style style:name="P23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7417d1" officeooo:paragraph-rsid="007417d1" style:font-weight-asian="normal" style:font-weight-complex="normal"/>
    </style:style>
    <style:style style:name="P24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40ec5e" officeooo:paragraph-rsid="005f63df" style:font-weight-asian="normal" style:font-weight-complex="normal"/>
    </style:style>
    <style:style style:name="P25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40ec5e" officeooo:paragraph-rsid="0040ec5e" style:font-weight-asian="normal" style:font-weight-complex="normal"/>
    </style:style>
    <style:style style:name="P26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437059" officeooo:paragraph-rsid="00780ece" style:font-weight-asian="normal" style:font-weight-complex="normal"/>
    </style:style>
    <style:style style:name="P27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4a09b6" officeooo:paragraph-rsid="005e934c" style:font-weight-asian="normal" style:font-weight-complex="normal"/>
    </style:style>
    <style:style style:name="P28" style:family="paragraph" style:parent-style-name="Standard" style:list-style-name="L1">
      <style:paragraph-properties fo:margin-top="0.101cm" fo:margin-bottom="0.101cm" style:contextual-spacing="false"/>
      <style:text-properties officeooo:paragraph-rsid="00208b95"/>
    </style:style>
    <style:style style:name="P29" style:family="paragraph" style:parent-style-name="Standard" style:list-style-name="L1">
      <style:paragraph-properties fo:margin-top="0.101cm" fo:margin-bottom="0.101cm" style:contextual-spacing="false"/>
      <style:text-properties officeooo:paragraph-rsid="0052a397"/>
    </style:style>
    <style:style style:name="P30" style:family="paragraph" style:parent-style-name="Standard" style:list-style-name="L1">
      <style:paragraph-properties fo:margin-top="0.101cm" fo:margin-bottom="0.101cm" style:contextual-spacing="false"/>
      <style:text-properties officeooo:paragraph-rsid="002165a1"/>
    </style:style>
    <style:style style:name="P31" style:family="paragraph" style:parent-style-name="Standard" style:list-style-name="L1">
      <style:paragraph-properties fo:margin-top="0.101cm" fo:margin-bottom="0.101cm" style:contextual-spacing="false"/>
      <style:text-properties officeooo:paragraph-rsid="006ab858"/>
    </style:style>
    <style:style style:name="P32" style:family="paragraph" style:parent-style-name="Standard" style:list-style-name="L1">
      <style:paragraph-properties fo:margin-top="0.101cm" fo:margin-bottom="0.101cm" style:contextual-spacing="false"/>
      <style:text-properties officeooo:paragraph-rsid="00341f7a"/>
    </style:style>
    <style:style style:name="P33" style:family="paragraph" style:parent-style-name="Standard" style:list-style-name="L1">
      <style:paragraph-properties fo:margin-top="0.101cm" fo:margin-bottom="0.101cm" style:contextual-spacing="false"/>
      <style:text-properties officeooo:paragraph-rsid="0065b954"/>
    </style:style>
    <style:style style:name="P34" style:family="paragraph" style:parent-style-name="Standard" style:list-style-name="L1">
      <style:paragraph-properties fo:margin-top="0.101cm" fo:margin-bottom="0.101cm" style:contextual-spacing="false"/>
      <style:text-properties officeooo:paragraph-rsid="00649239"/>
    </style:style>
    <style:style style:name="P35" style:family="paragraph" style:parent-style-name="Standard" style:list-style-name="L1">
      <style:paragraph-properties fo:margin-top="0.101cm" fo:margin-bottom="0.101cm" style:contextual-spacing="false"/>
      <style:text-properties officeooo:paragraph-rsid="0038b428"/>
    </style:style>
    <style:style style:name="P36" style:family="paragraph" style:parent-style-name="Standard" style:list-style-name="L1">
      <style:paragraph-properties fo:margin-top="0.101cm" fo:margin-bottom="0.101cm" style:contextual-spacing="false"/>
      <style:text-properties officeooo:paragraph-rsid="003a981d"/>
    </style:style>
    <style:style style:name="P37" style:family="paragraph" style:parent-style-name="Standard" style:list-style-name="L1">
      <style:paragraph-properties fo:margin-top="0.101cm" fo:margin-bottom="0.101cm" style:contextual-spacing="false"/>
      <style:text-properties officeooo:paragraph-rsid="0048cc97"/>
    </style:style>
    <style:style style:name="P38" style:family="paragraph" style:parent-style-name="Standard" style:list-style-name="L1">
      <style:paragraph-properties fo:margin-top="0.101cm" fo:margin-bottom="0.101cm" style:contextual-spacing="false"/>
      <style:text-properties officeooo:paragraph-rsid="003c4d8a"/>
    </style:style>
    <style:style style:name="P39" style:family="paragraph" style:parent-style-name="Standard" style:list-style-name="L1">
      <style:paragraph-properties fo:margin-top="0.101cm" fo:margin-bottom="0.101cm" style:contextual-spacing="false"/>
      <style:text-properties officeooo:paragraph-rsid="00408d3b"/>
    </style:style>
    <style:style style:name="P40" style:family="paragraph" style:parent-style-name="Standard" style:list-style-name="L1">
      <style:paragraph-properties fo:margin-top="0.101cm" fo:margin-bottom="0.101cm" style:contextual-spacing="false"/>
      <style:text-properties officeooo:paragraph-rsid="0040ec5e"/>
    </style:style>
    <style:style style:name="P41" style:family="paragraph" style:parent-style-name="Standard" style:list-style-name="L1">
      <style:paragraph-properties fo:margin-top="0.101cm" fo:margin-bottom="0.101cm" style:contextual-spacing="false"/>
      <style:text-properties officeooo:paragraph-rsid="00428e07"/>
    </style:style>
    <style:style style:name="P42" style:family="paragraph" style:parent-style-name="Standard" style:list-style-name="L1">
      <style:paragraph-properties fo:margin-top="0.101cm" fo:margin-bottom="0.101cm" style:contextual-spacing="false"/>
      <style:text-properties officeooo:paragraph-rsid="0076b97a"/>
    </style:style>
    <style:style style:name="P43" style:family="paragraph" style:parent-style-name="Standard" style:list-style-name="L1">
      <style:paragraph-properties fo:margin-top="0.101cm" fo:margin-bottom="0.101cm" style:contextual-spacing="false"/>
      <style:text-properties officeooo:paragraph-rsid="006df630"/>
    </style:style>
    <style:style style:name="P44" style:family="paragraph" style:parent-style-name="Standard" style:list-style-name="L1">
      <style:paragraph-properties fo:margin-top="0.101cm" fo:margin-bottom="0.101cm" style:contextual-spacing="false"/>
      <style:text-properties officeooo:paragraph-rsid="00790e90"/>
    </style:style>
    <style:style style:name="P45" style:family="paragraph" style:parent-style-name="Standard" style:list-style-name="L1">
      <style:paragraph-properties fo:margin-top="0.101cm" fo:margin-bottom="0.101cm" style:contextual-spacing="false"/>
      <style:text-properties fo:font-size="11pt" officeooo:rsid="00237c54" officeooo:paragraph-rsid="00237c54" style:font-size-asian="11pt" style:font-size-complex="11pt"/>
    </style:style>
    <style:style style:name="P46" style:family="paragraph" style:parent-style-name="Standard" style:list-style-name="L1">
      <style:paragraph-properties fo:margin-top="0.101cm" fo:margin-bottom="0.101cm" style:contextual-spacing="false"/>
      <style:text-properties fo:font-weight="bold" officeooo:rsid="00370241" officeooo:paragraph-rsid="003a981d" style:font-weight-asian="bold" style:font-weight-complex="bold"/>
    </style:style>
    <style:style style:name="P47" style:family="paragraph" style:parent-style-name="Standard" style:list-style-name="L1">
      <style:paragraph-properties fo:margin-top="0.101cm" fo:margin-bottom="0.101cm" style:contextual-spacing="false"/>
      <style:text-properties fo:font-weight="bold" officeooo:rsid="00370241" officeooo:paragraph-rsid="003c4d8a" style:font-weight-asian="bold" style:font-weight-complex="bold"/>
    </style:style>
    <style:style style:name="P48" style:family="paragraph" style:parent-style-name="Standard" style:list-style-name="L1">
      <style:paragraph-properties fo:margin-top="0.101cm" fo:margin-bottom="0.101cm" style:contextual-spacing="false"/>
      <style:text-properties fo:font-weight="bold" officeooo:rsid="0047f0de" officeooo:paragraph-rsid="0047f0de" style:font-weight-asian="bold" style:font-weight-complex="bold"/>
    </style:style>
    <style:style style:name="P49" style:family="paragraph" style:parent-style-name="Standard" style:list-style-name="L1">
      <style:paragraph-properties fo:margin-top="0.101cm" fo:margin-bottom="0.101cm" style:contextual-spacing="false"/>
      <style:text-properties officeooo:rsid="003f6b56" officeooo:paragraph-rsid="003f6b56"/>
    </style:style>
    <style:style style:name="P50" style:family="paragraph" style:parent-style-name="Standard" style:list-style-name="L1">
      <style:paragraph-properties fo:margin-top="0.101cm" fo:margin-bottom="0.101cm" style:contextual-spacing="false"/>
      <style:text-properties fo:font-weight="normal" officeooo:rsid="005d0fb7" officeooo:paragraph-rsid="005d0fb7" style:font-weight-asian="normal" style:font-weight-complex="normal"/>
    </style:style>
    <style:style style:name="P51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37c54"/>
    </style:style>
    <style:style style:name="T2" style:family="text">
      <style:text-properties style:font-name="FreeSans"/>
    </style:style>
    <style:style style:name="T3" style:family="text">
      <style:text-properties style:font-name="FreeSans" officeooo:rsid="002165a1"/>
    </style:style>
    <style:style style:name="T4" style:family="text">
      <style:text-properties style:font-name="FreeSans" officeooo:rsid="00237c54"/>
    </style:style>
    <style:style style:name="T5" style:family="text">
      <style:text-properties style:font-name="FreeSans" fo:font-weight="normal" style:font-weight-asian="normal" style:font-weight-complex="normal"/>
    </style:style>
    <style:style style:name="T6" style:family="text">
      <style:text-properties style:font-name="FreeSans" fo:font-weight="normal" officeooo:rsid="0032af0b" style:font-weight-asian="normal" style:font-weight-complex="normal"/>
    </style:style>
    <style:style style:name="T7" style:family="text">
      <style:text-properties style:font-name="FreeSans" fo:font-weight="normal" officeooo:rsid="00341f7a" style:font-weight-asian="normal" style:font-weight-complex="normal"/>
    </style:style>
    <style:style style:name="T8" style:family="text">
      <style:text-properties style:font-name="FreeSans" fo:font-weight="normal" officeooo:rsid="0026bac1" style:font-weight-asian="normal" style:font-weight-complex="normal"/>
    </style:style>
    <style:style style:name="T9" style:family="text">
      <style:text-properties style:font-name="FreeSans" fo:font-weight="normal" officeooo:rsid="002fe437" style:font-weight-asian="normal" style:font-weight-complex="normal"/>
    </style:style>
    <style:style style:name="T10" style:family="text">
      <style:text-properties style:font-name="FreeSans" fo:font-weight="normal" officeooo:rsid="00318284" style:font-weight-asian="normal" style:font-weight-complex="normal"/>
    </style:style>
    <style:style style:name="T11" style:family="text">
      <style:text-properties style:font-name="FreeSans" fo:font-weight="normal" officeooo:rsid="00343e5f" style:font-weight-asian="normal" style:font-weight-complex="normal"/>
    </style:style>
    <style:style style:name="T12" style:family="text">
      <style:text-properties style:font-name="FreeSans" fo:font-weight="normal" officeooo:rsid="00370241" style:font-weight-asian="normal" style:font-weight-complex="normal"/>
    </style:style>
    <style:style style:name="T13" style:family="text">
      <style:text-properties style:font-name="FreeSans" fo:font-weight="normal" officeooo:rsid="003a2a7b" style:font-weight-asian="normal" style:font-weight-complex="normal"/>
    </style:style>
    <style:style style:name="T14" style:family="text">
      <style:text-properties style:font-name="FreeSans" fo:font-weight="normal" officeooo:rsid="003a981d" style:font-weight-asian="normal" style:font-weight-complex="normal"/>
    </style:style>
    <style:style style:name="T15" style:family="text">
      <style:text-properties style:font-name="FreeSans" fo:font-weight="normal" officeooo:rsid="003d9ac1" style:font-weight-asian="normal" style:font-weight-complex="normal"/>
    </style:style>
    <style:style style:name="T16" style:family="text">
      <style:text-properties style:font-name="FreeSans" fo:font-weight="normal" officeooo:rsid="003f6b56" style:font-weight-asian="normal" style:font-weight-complex="normal"/>
    </style:style>
    <style:style style:name="T17" style:family="text">
      <style:text-properties style:font-name="FreeSans" fo:font-weight="normal" officeooo:rsid="00408d3b" style:font-weight-asian="normal" style:font-weight-complex="normal"/>
    </style:style>
    <style:style style:name="T18" style:family="text">
      <style:text-properties style:font-name="FreeSans" fo:font-weight="normal" officeooo:rsid="0040ec5e" style:font-weight-asian="normal" style:font-weight-complex="normal"/>
    </style:style>
    <style:style style:name="T19" style:family="text">
      <style:text-properties style:font-name="FreeSans" fo:font-weight="normal" officeooo:rsid="00428e07" style:font-weight-asian="normal" style:font-weight-complex="normal"/>
    </style:style>
    <style:style style:name="T20" style:family="text">
      <style:text-properties style:font-name="FreeSans" fo:font-weight="normal" officeooo:rsid="0048cc97" style:font-weight-asian="normal" style:font-weight-complex="normal"/>
    </style:style>
    <style:style style:name="T21" style:family="text">
      <style:text-properties style:font-name="FreeSans" fo:font-weight="normal" officeooo:rsid="004b9ff4" style:font-weight-asian="normal" style:font-weight-complex="normal"/>
    </style:style>
    <style:style style:name="T22" style:family="text">
      <style:text-properties style:font-name="FreeSans" fo:font-weight="normal" officeooo:rsid="0059e87b" style:font-weight-asian="normal" style:font-weight-complex="normal"/>
    </style:style>
    <style:style style:name="T23" style:family="text">
      <style:text-properties style:font-name="FreeSans" fo:font-weight="normal" officeooo:rsid="005a31fb" style:font-weight-asian="normal" style:font-weight-complex="normal"/>
    </style:style>
    <style:style style:name="T24" style:family="text">
      <style:text-properties style:font-name="FreeSans" fo:font-weight="normal" officeooo:rsid="005d0fb7" style:font-weight-asian="normal" style:font-weight-complex="normal"/>
    </style:style>
    <style:style style:name="T25" style:family="text">
      <style:text-properties style:font-name="FreeSans" fo:font-weight="normal" officeooo:rsid="00649239" style:font-weight-asian="normal" style:font-weight-complex="normal"/>
    </style:style>
    <style:style style:name="T26" style:family="text">
      <style:text-properties style:font-name="FreeSans" fo:font-weight="normal" officeooo:rsid="0065b954" style:font-weight-asian="normal" style:font-weight-complex="normal"/>
    </style:style>
    <style:style style:name="T27" style:family="text">
      <style:text-properties style:font-name="FreeSans" fo:font-weight="normal" officeooo:rsid="00437059" style:font-weight-asian="normal" style:font-weight-complex="normal"/>
    </style:style>
    <style:style style:name="T28" style:family="text">
      <style:text-properties style:font-name="FreeSans" fo:font-weight="normal" officeooo:rsid="007417d1" style:font-weight-asian="normal" style:font-weight-complex="normal"/>
    </style:style>
    <style:style style:name="T29" style:family="text">
      <style:text-properties style:font-name="FreeSans" fo:font-weight="normal" officeooo:rsid="00790e90" style:font-weight-asian="normal" style:font-weight-complex="normal"/>
    </style:style>
    <style:style style:name="T30" style:family="text">
      <style:text-properties style:font-name="FreeSans" officeooo:rsid="003a981d"/>
    </style:style>
    <style:style style:name="T31" style:family="text">
      <style:text-properties style:font-name="FreeSans" officeooo:rsid="003c4d8a"/>
    </style:style>
    <style:style style:name="T32" style:family="text">
      <style:text-properties style:font-name="FreeSans" officeooo:rsid="003f6b56"/>
    </style:style>
    <style:style style:name="T33" style:family="text">
      <style:text-properties style:font-name="FreeSans" fo:font-weight="bold" officeooo:rsid="0040ec5e" style:font-weight-asian="bold" style:font-weight-complex="bold"/>
    </style:style>
    <style:style style:name="T34" style:family="text">
      <style:text-properties style:font-name="FreeSans" fo:font-weight="bold" officeooo:rsid="00428e07" style:font-weight-asian="bold" style:font-weight-complex="bold"/>
    </style:style>
    <style:style style:name="T35" style:family="text">
      <style:text-properties style:font-name="FreeSans" fo:font-weight="bold" officeooo:rsid="004606e8" style:font-weight-asian="bold" style:font-weight-complex="bold"/>
    </style:style>
    <style:style style:name="T36" style:family="text">
      <style:text-properties style:font-name="FreeSans" fo:font-weight="bold" officeooo:rsid="004bb216" style:font-weight-asian="bold" style:font-weight-complex="bold"/>
    </style:style>
    <style:style style:name="T37" style:family="text">
      <style:text-properties style:font-name="FreeSans" fo:font-weight="bold" officeooo:rsid="004c6a15" style:font-weight-asian="bold" style:font-weight-complex="bold"/>
    </style:style>
    <style:style style:name="T38" style:family="text">
      <style:text-properties style:font-name="FreeSans" officeooo:rsid="004606e8"/>
    </style:style>
    <style:style style:name="T39" style:family="text">
      <style:text-properties style:font-name="FreeSans" officeooo:rsid="00208b95"/>
    </style:style>
    <style:style style:name="T40" style:family="text">
      <style:text-properties style:font-name="FreeSans" officeooo:rsid="0051f085"/>
    </style:style>
    <style:style style:name="T41" style:family="text">
      <style:text-properties style:font-name="FreeSans" officeooo:rsid="0052a397"/>
    </style:style>
    <style:style style:name="T42" style:family="text">
      <style:text-properties style:font-name="FreeSans" officeooo:rsid="0059d788"/>
    </style:style>
    <style:style style:name="T43" style:family="text">
      <style:text-properties style:font-name="FreeSans" officeooo:rsid="0040ec5e"/>
    </style:style>
    <style:style style:name="T44" style:family="text">
      <style:text-properties style:font-name="FreeSans" fo:font-style="italic" fo:font-weight="normal" officeooo:rsid="00649239" style:font-style-asian="italic" style:font-weight-asian="normal" style:font-style-complex="italic" style:font-weight-complex="normal"/>
    </style:style>
    <style:style style:name="T45" style:family="text">
      <style:text-properties style:font-name="FreeSans" fo:font-size="11pt" officeooo:rsid="00676525" style:font-size-asian="11pt" style:font-size-complex="11pt"/>
    </style:style>
    <style:style style:name="T46" style:family="text">
      <style:text-properties style:font-name="FreeSans" fo:font-size="11pt" officeooo:rsid="006ab858" style:font-size-asian="11pt" style:font-size-complex="11pt"/>
    </style:style>
    <style:style style:name="T47" style:family="text">
      <style:text-properties officeooo:rsid="0026bac1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26bac1" style:font-weight-asian="normal" style:font-weight-complex="normal"/>
    </style:style>
    <style:style style:name="T50" style:family="text">
      <style:text-properties fo:font-weight="normal" officeooo:rsid="00318284" style:font-weight-asian="normal" style:font-weight-complex="normal"/>
    </style:style>
    <style:style style:name="T51" style:family="text">
      <style:text-properties officeooo:rsid="002e4179"/>
    </style:style>
    <style:style style:name="T52" style:family="text">
      <style:text-properties officeooo:rsid="002fe437"/>
    </style:style>
    <style:style style:name="T53" style:family="text">
      <style:text-properties officeooo:rsid="0059d788"/>
    </style:style>
    <style:style style:name="T54" style:family="text">
      <style:text-properties officeooo:rsid="005d0fb7"/>
    </style:style>
    <style:style style:name="T55" style:family="text">
      <style:text-properties officeooo:rsid="00437059"/>
    </style:style>
    <style:style style:name="T56" style:family="text">
      <style:text-properties officeooo:rsid="00676525"/>
    </style:style>
    <style:style style:name="T57" style:family="text">
      <style:text-properties officeooo:rsid="007417d1"/>
    </style:style>
    <style:style style:name="T58" style:family="text">
      <style:text-properties officeooo:rsid="00780ece"/>
    </style:style>
    <style:style style:name="T59" style:family="text">
      <style:text-properties officeooo:rsid="00790e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teiro do curso de Estrutura de Dados:</text:p>
      <text:p text:style-name="P1"/>
      <text:list xml:id="list1773441759" text:style-name="L1">
        <text:list-item>
          <text:p text:style-name="P3">Aula – 1 <text:span text:style-name="T51">Introdução ao Curso e Conceitos Básicos</text:span></text:p>
          <text:list>
            <text:list-item>
              <text:p text:style-name="P8">[ Etapa 1 ] - Apresentação</text:p>
              <text:list>
                <text:list-item>
                  <text:p text:style-name="P9">Minha Formação</text:p>
                </text:list-item>
                <text:list-item>
                  <text:p text:style-name="P10">Onde trabalho</text:p>
                </text:list-item>
                <text:list-item>
                  <text:p text:style-name="P10">Com quê trabalho</text:p>
                </text:list-item>
                <text:list-item>
                  <text:p text:style-name="P10">O que me motiva estudar sempre</text:p>
                </text:list-item>
                <text:list-item>
                  <text:p text:style-name="P11">O que é estrutura de dados</text:p>
                </text:list-item>
                <text:list-item>
                  <text:p text:style-name="P11">A importância do assunto na tecnologia</text:p>
                </text:list-item>
                <text:list-item>
                  <text:p text:style-name="P11">A importância do assunto no dia-a-dia</text:p>
                </text:list-item>
                <text:list-item>
                  <text:p text:style-name="P12">Apresentação da ementa do curso</text:p>
                </text:list-item>
              </text:list>
            </text:list-item>
            <text:list-item>
              <text:p text:style-name="P28"><text:span text:style-name="T39">[ Etapa </text:span><text:span text:style-name="T42">2</text:span><text:span text:style-name="T39"> ] <text:s/>-</text:span><text:span text:style-name="T40">Conceito</text:span><text:span text:style-name="T39"> de Memória</text:span></text:p>
              <text:list>
                <text:list-item>
                  <text:p text:style-name="P13">Tipos de memória do computador</text:p>
                </text:list-item>
                <text:list-item>
                  <text:p text:style-name="P13">Ideia geral do funcionamento da memória ram</text:p>
                </text:list-item>
                <text:list-item>
                  <text:p text:style-name="P14">Alocação de memória (Ideia geral)</text:p>
                </text:list-item>
              </text:list>
            </text:list-item>
            <text:list-item>
              <text:p text:style-name="P29"><text:span text:style-name="T3">[ Etapa </text:span><text:span text:style-name="T42">3</text:span><text:span text:style-name="T3"> ] - </text:span><text:span text:style-name="T41">Instalação e Configuração do Ambiente</text:span></text:p>
              <text:list>
                <text:list-item>
                  <text:p text:style-name="P15">Instalação do Java JDK 11</text:p>
                </text:list-item>
                <text:list-item>
                  <text:p text:style-name="P15">Instalação da IDE Intelij</text:p>
                </text:list-item>
                <text:list-item>
                  <text:p text:style-name="P15">Rodar o primeiro programa</text:p>
                </text:list-item>
              </text:list>
            </text:list-item>
            <text:list-item>
              <text:p text:style-name="P30"><text:span text:style-name="T3">[ Etapa </text:span><text:span text:style-name="T42">4</text:span><text:span text:style-name="T3"> ] - </text:span><text:span text:style-name="T4">Atribuição e Referência em Java</text:span></text:p>
              <text:list>
                <text:list-item>
                  <text:p text:style-name="P45"><text:span text:style-name="T4">D</text:span><text:span text:style-name="T2">iferença de atribuição de Valor e por referência</text:span></text:p>
                </text:list-item>
                <text:list-item>
                  <text:p text:style-name="P14">Como o <text:span text:style-name="T1">J</text:span>ava trabalha com tipo<text:span text:style-name="T1">s</text:span> primitivo em memória</text:p>
                </text:list-item>
                <text:list-item>
                  <text:p text:style-name="P14"><text:span text:style-name="T1">C</text:span>omo o <text:span text:style-name="T1">J</text:span>ava trabalho com o<text:span text:style-name="T1">bjetos em memória</text:span></text:p>
                </text:list-item>
              </text:list>
            </text:list-item>
            <text:list-item>
              <text:p text:style-name="P20">[ Etapa <text:span text:style-name="T53">5</text:span> ] - Conceito de <text:span text:style-name="T56">N</text:span>ó e Encadeamento de <text:span text:style-name="T56">N</text:span>ó</text:p>
              <text:list>
                <text:list-item>
                  <text:p text:style-name="P16">Explicação teoria de um nó</text:p>
                </text:list-item>
                <text:list-item>
                  <text:p text:style-name="P16">Implementação da classe nó com Java</text:p>
                </text:list-item>
                <text:list-item>
                  <text:p text:style-name="P16">Encadeamento de vários nós</text:p>
                </text:list-item>
              </text:list>
            </text:list-item>
            <text:list-item>
              <text:p text:style-name="P17">[ Etapa 6 ] - Generics em Java</text:p>
              <text:list>
                <text:list-item>
                  <text:p text:style-name="P18">O que é?</text:p>
                </text:list-item>
                <text:list-item>
                  <text:p text:style-name="P18">Como utilizar</text:p>
                </text:list-item>
                <text:list-item>
                  <text:p text:style-name="P18">Vantagens da utilização</text:p>
                </text:list-item>
              </text:list>
            </text:list-item>
            <text:list-item>
              <text:p text:style-name="P31"><text:span text:style-name="T45">[ Etapa </text:span><text:span text:style-name="T46">7</text:span><text:span text:style-name="T45"> ] - </text:span><text:span text:style-name="T46">Refatoração da Classe No</text:span></text:p>
              <text:list>
                <text:list-item>
                  <text:p text:style-name="P19">Codificação</text:p>
                </text:list-item>
              </text:list>
            </text:list-item>
          </text:list>
        </text:list-item>
        <text:list-item>
          <text:p text:style-name="P4"><text:soft-page-break/>Aula – <text:span text:style-name="T47">2 </text:span><text:span text:style-name="T51">Pilhas </text:span><text:span text:style-name="T52">[LIFO: Last In, First Out]</text:span></text:p>
          <text:list>
            <text:list-item>
              <text:p text:style-name="P5"><text:span text:style-name="T49">[ </text:span><text:span text:style-name="T48">Etapa 1 ] - Explicação teórica do conceito de Pilhas</text:span></text:p>
            </text:list-item>
            <text:list-item>
              <text:p text:style-name="P21"><text:span text:style-name="T48">[ Etapa 2 ] - Implementação da classe Pilha (Métodos: </text:span><text:span text:style-name="T50">Top, Push e Pop</text:span><text:span text:style-name="T48"> )</text:span></text:p>
            </text:list-item>
            <text:list-item>
              <text:p text:style-name="P22">[ Etapa 3 ] - Utilização da Classe Pilha</text:p>
            </text:list-item>
          </text:list>
        </text:list-item>
        <text:list-item>
          <text:p text:style-name="P6">Aula – 3 Filas [FIFO: First in, First Out]</text:p>
          <text:list>
            <text:list-item>
              <text:p text:style-name="P32"><text:span text:style-name="T8">[ </text:span><text:span text:style-name="T9">Etapa 1 ] - Explicação teórica do conceito de </text:span><text:span text:style-name="T7">Filas</text:span></text:p>
            </text:list-item>
            <text:list-item>
              <text:p text:style-name="P32"><text:span text:style-name="T9">[ Etapa 2 ] - Implementação da classe </text:span><text:span text:style-name="T11">Fila</text:span><text:span text:style-name="T9"> (Métodos: </text:span><text:span text:style-name="T7">Enqueue</text:span><text:span text:style-name="T10">, </text:span><text:span text:style-name="T7">Dequeue</text:span><text:span text:style-name="T9">)</text:span></text:p>
            </text:list-item>
            <text:list-item>
              <text:p text:style-name="P33"><text:span text:style-name="T6">[ Etapa </text:span><text:span text:style-name="T26">3</text:span><text:span text:style-name="T6"> ] - Utilização da Classe </text:span><text:span text:style-name="T11">Fila</text:span></text:p>
            </text:list-item>
            <text:list-item>
              <text:p text:style-name="P34"><text:span text:style-name="T9">[ Etapa </text:span><text:span text:style-name="T26">4</text:span><text:span text:style-name="T9"> ] - </text:span><text:span text:style-name="T25">Refatoração para embutir o nó</text:span></text:p>
            </text:list-item>
            <text:list-item>
              <text:p text:style-name="P34"><text:span text:style-name="T9">[ Etapa </text:span><text:span text:style-name="T26">5</text:span><text:span text:style-name="T9"> ] - </text:span><text:span text:style-name="T25">Refatoração para utilização de </text:span><text:span text:style-name="T44">generics</text:span></text:p>
            </text:list-item>
          </text:list>
        </text:list-item>
        <text:list-item>
          <text:p text:style-name="P7">Aula – 4 Listas Encadeadas</text:p>
          <text:list>
            <text:list-item>
              <text:p text:style-name="P35"><text:span text:style-name="T8">[ </text:span><text:span text:style-name="T9">Etapa 1 ] - Explicação teórica do conceito de </text:span><text:span text:style-name="T13">Listas Encadeadas</text:span></text:p>
            </text:list-item>
            <text:list-item>
              <text:p text:style-name="P44"><text:span text:style-name="T9">[ Etapa 2 ] - Implementação da classe </text:span><text:span text:style-name="T29">No</text:span></text:p>
            </text:list-item>
            <text:list-item>
              <text:p text:style-name="P35"><text:span text:style-name="T9">[ Etapa </text:span><text:span text:style-name="T29">3</text:span><text:span text:style-name="T9"> ] - Implementação da classe </text:span><text:span text:style-name="T13">ListaEncadeada</text:span></text:p>
            </text:list-item>
            <text:list-item>
              <text:p text:style-name="P35"><text:span text:style-name="T6">[ Etapa </text:span><text:span text:style-name="T29">4</text:span><text:span text:style-name="T6"> ] - Utilização da Classe </text:span><text:span text:style-name="T14">ListaEncadeada</text:span></text:p>
            </text:list-item>
          </text:list>
        </text:list-item>
        <text:list-item>
          <text:p text:style-name="P46"><text:span text:style-name="T2">Aula – </text:span><text:span text:style-name="T30">5</text:span><text:span text:style-name="T2"> Listas </text:span><text:span text:style-name="T30">Duplamente</text:span><text:span text:style-name="T2"> Encadeadas</text:span></text:p>
          <text:list>
            <text:list-item>
              <text:p text:style-name="P36"><text:span text:style-name="T8">[ </text:span><text:span text:style-name="T9">Etapa 1 ] - Explicação teórica do conceito de </text:span><text:span text:style-name="T13">Listas Encadeadas</text:span></text:p>
            </text:list-item>
            <text:list-item>
              <text:p text:style-name="P44"><text:span text:style-name="T9">[ Etapa 2 ] - Implementação da classe </text:span><text:span text:style-name="T29">No</text:span></text:p>
            </text:list-item>
            <text:list-item>
              <text:p text:style-name="P36"><text:span text:style-name="T9">[ Etapa </text:span><text:span text:style-name="T29">3</text:span><text:span text:style-name="T9"> ] - Implementação da classe </text:span><text:span text:style-name="T13">Lista</text:span><text:span text:style-name="T22">Duplamente</text:span><text:span text:style-name="T13">Encadeada</text:span></text:p>
            </text:list-item>
            <text:list-item>
              <text:p text:style-name="P36"><text:span text:style-name="T6">[ Etapa </text:span><text:span text:style-name="T29">4</text:span><text:span text:style-name="T6"> ] - Utilização da Classe </text:span><text:span text:style-name="T14">Lista</text:span><text:span text:style-name="T22">Duplamente</text:span><text:span text:style-name="T14">Encadeada</text:span></text:p>
            </text:list-item>
          </text:list>
        </text:list-item>
        <text:list-item>
          <text:p text:style-name="P48"><text:span text:style-name="T30">A</text:span><text:span text:style-name="T2">ula – 6 Listas Circulares</text:span></text:p>
          <text:list>
            <text:list-item>
              <text:p text:style-name="P37"><text:span text:style-name="T21">[</text:span><text:span text:style-name="T8"> </text:span><text:span text:style-name="T9">Etapa 1 ] - Explicação teórica do conceito de </text:span><text:span text:style-name="T13">Listas </text:span><text:span text:style-name="T20">Circulares</text:span></text:p>
            </text:list-item>
            <text:list-item>
              <text:p text:style-name="P44"><text:span text:style-name="T9">[ Etapa 2 ] - Implementação da classe </text:span><text:span text:style-name="T29">No</text:span></text:p>
            </text:list-item>
            <text:list-item>
              <text:p text:style-name="P37"><text:span text:style-name="T9">[ Etapa </text:span><text:span text:style-name="T29">3</text:span><text:span text:style-name="T9"> ] - Implementação da classe </text:span><text:span text:style-name="T13">Lista</text:span><text:span text:style-name="T20">Circular</text:span></text:p>
            </text:list-item>
            <text:list-item>
              <text:p text:style-name="P37"><text:span text:style-name="T6">[ Etapa </text:span><text:span text:style-name="T29">4</text:span><text:span text:style-name="T6"> ] - Utilização da Classe </text:span><text:span text:style-name="T14">Lista</text:span><text:span text:style-name="T22">Circular</text:span></text:p>
            </text:list-item>
          </text:list>
        </text:list-item>
        <text:list-item>
          <text:p text:style-name="P47"><text:span text:style-name="T2">Aula – </text:span><text:span text:style-name="T38">7</text:span><text:span text:style-name="T2"> </text:span><text:span text:style-name="T32">Á</text:span><text:span text:style-name="T31">rvores</text:span></text:p>
          <text:list>
            <text:list-item>
              <text:p text:style-name="P38"><text:span text:style-name="T8">[ </text:span><text:span text:style-name="T9">Etapa 1 ] - Explicação teórica do conceito de </text:span><text:span text:style-name="T16">Á</text:span><text:span text:style-name="T15">rvores</text:span></text:p>
            </text:list-item>
            <text:list-item>
              <text:p text:style-name="P49"><text:span text:style-name="T15">[ </text:span><text:span text:style-name="T5">Etapa 2 ] - Explicação teórica de Árvore </text:span><text:span text:style-name="T17">de Busca </text:span><text:span text:style-name="T5">Binária</text:span></text:p>
            </text:list-item>
            <text:list-item>
              <text:p text:style-name="P23">[ Etapa 3 ] - A interface Comparable</text:p>
            </text:list-item>
            <text:list-item>
              <text:p text:style-name="P39"><text:span text:style-name="T9">[ Etapa </text:span><text:span text:style-name="T28">4</text:span><text:span text:style-name="T9"> ] - </text:span><text:span text:style-name="T17">Explicando operações básicas em árvores de busca binária</text:span></text:p>
            </text:list-item>
            <text:list-item>
              <text:p text:style-name="P38"><text:span text:style-name="T6">[ Etapa </text:span><text:span text:style-name="T28">5</text:span><text:span text:style-name="T6"> ] - </text:span><text:span text:style-name="T17">Explicando atravessamento em Árvores Binárias</text:span></text:p>
            </text:list-item>
            <text:list-item>
              <text:p text:style-name="P38"><text:span text:style-name="T6">[ Etapa </text:span><text:span text:style-name="T28">6</text:span><text:span text:style-name="T6"> ] - </text:span><text:span text:style-name="T18">Implementação da classe NoArvore (Nó Árvore)</text:span></text:p>
            </text:list-item>
            <text:list-item>
              <text:p text:style-name="P24"><text:soft-page-break/>[ <text:span text:style-name="T55">Etapa</text:span> <text:span text:style-name="T57">7</text:span> ] - Implementação da classe ArvoreBinaria</text:p>
            </text:list-item>
            <text:list-item>
              <text:p text:style-name="P25">[ Etapa <text:span text:style-name="T57">8</text:span> ] - Utilização da classe ArvoreBinaria</text:p>
            </text:list-item>
          </text:list>
        </text:list-item>
        <text:list-item>
          <text:p text:style-name="P40"><text:span text:style-name="T33">Aula – </text:span><text:span text:style-name="T35">8</text:span><text:span text:style-name="T33"> </text:span><text:span text:style-name="T36">Principais </text:span><text:span text:style-name="T34">Implementações </text:span><text:span text:style-name="T37">das estruturas de dados </text:span><text:span text:style-name="T34">do</text:span><text:span text:style-name="T33"> Java</text:span></text:p>
          <text:list>
            <text:list-item>
              <text:p text:style-name="P50"><text:span text:style-name="T43">[ </text:span><text:span text:style-name="T2">Etapa 1</text:span><text:span text:style-name="T43"> </text:span><text:span text:style-name="T2">] - Conceitos de equals e hashCode</text:span></text:p>
            </text:list-item>
            <text:list-item>
              <text:p text:style-name="P41"><text:span text:style-name="T6">[ Etapa </text:span><text:span text:style-name="T24">2</text:span><text:span text:style-name="T6"> ] - </text:span><text:span text:style-name="T7">Stack </text:span><text:span text:style-name="T19">(Pilha</text:span><text:span text:style-name="T7">)</text:span></text:p>
            </text:list-item>
            <text:list-item>
              <text:p text:style-name="P42"><text:span text:style-name="T6">[ Etapa </text:span><text:span text:style-name="T24">3</text:span><text:span text:style-name="T19"> </text:span><text:span text:style-name="T6">] - </text:span><text:span text:style-name="T12">Queue </text:span><text:span text:style-name="T19">(Fila, </text:span><text:span text:style-name="T23">LikedList</text:span><text:span text:style-name="T19">)</text:span></text:p>
            </text:list-item>
            <text:list-item>
              <text:p text:style-name="P43"><text:span text:style-name="T19">[ </text:span><text:span text:style-name="T27">Etapa </text:span><text:span text:style-name="T24">4</text:span><text:span text:style-name="T27"> ] - List (</text:span><text:span text:style-name="T23">ArrayList</text:span><text:span text:style-name="T27">)</text:span></text:p>
            </text:list-item>
            <text:list-item>
              <text:p text:style-name="P26">[ Etapa <text:span text:style-name="T54">5</text:span> ] - Set <text:span text:style-name="T58">(</text:span>HashSet<text:span text:style-name="T58">)</text:span></text:p>
            </text:list-item>
            <text:list-item>
              <text:p text:style-name="P26">[ Etapa <text:span text:style-name="T54">6</text:span> ] - Map <text:span text:style-name="T58">(</text:span>HashMap<text:span text:style-name="T58">)</text:span></text:p>
            </text:list-item>
            <text:list-item>
              <text:p text:style-name="P27">[ <text:span text:style-name="T55">Etapa</text:span> <text:span text:style-name="T54">7</text:span> ] - Conclusão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24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201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2" draw:name="Google Shape;119;p15" draw:style-name="Mgr1" draw:text-style-name="MP1" svg:width="4.719cm" svg:height="1.643cm" svg:x="0.002cm" svg:y="0.002cm"><draw:image xlink:href="Pictures/100002010000090000000322848A9337E822C5A8.png" xlink:type="simple" xlink:show="embed" xlink:actuate="onLoad" draw:mime-type="image/png"><text:p/></draw:image></draw:frame><draw:frame draw:style-name="Mfr1" draw:name="Image1" text:anchor-type="char" svg:x="15.743cm" svg:y="-0.106cm" svg:width="1.974cm" svg:height="1.974cm" draw:z-index="5"><draw:image xlink:href="Pictures/10000201000005DC000005DC34EE9E0F9F99A692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8T09:54:51.301360042</meta:creation-date>
    <dc:date>2021-05-14T22:43:27.063000000</dc:date>
    <meta:editing-duration>PT14H33M10S</meta:editing-duration>
    <meta:editing-cycles>67</meta:editing-cycles>
    <meta:generator>LibreOffice/7.0.3.1$Windows_X86_64 LibreOffice_project/d7547858d014d4cf69878db179d326fc3483e082</meta:generator>
    <meta:document-statistic meta:table-count="0" meta:image-count="1" meta:object-count="0" meta:page-count="3" meta:paragraph-count="75" meta:word-count="647" meta:character-count="3069" meta:non-whitespace-character-count="2562"/>
  </office:meta>
</office:document-meta>
</file>